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13ca20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3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5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19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officeooo:paragraph-rsid="0015c6d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text-properties style:font-name="Liberation Serif" fo:font-size="12pt" officeooo:paragraph-rsid="001756d5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text-properties style:font-name="Liberation Serif" fo:font-size="12pt" officeooo:rsid="00173026" officeooo:paragraph-rsid="001756d5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text-properties style:font-name="Liberation Serif" fo:font-size="12pt" officeooo:rsid="003229d4" officeooo:paragraph-rsid="001756d5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text-properties style:font-name="Liberation Serif" fo:font-size="12pt" officeooo:paragraph-rsid="001756d5" style:font-size-asian="12pt" style:font-size-complex="12pt"/>
    </style:style>
    <style:style style:name="P2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5c6d8" style:font-size-asian="12pt" style:font-weight-asian="bold" style:font-size-complex="12pt" style:font-weight-complex="bold"/>
    </style:style>
    <style:style style:name="P2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5c6d8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paragraph-rsid="001756d5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756d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756d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style:font-name="Liberation Serif" fo:font-size="12pt" fo:font-style="normal" fo:font-weight="normal" officeooo:rsid="000b86b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0b86bb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9" style:family="text">
      <style:text-properties officeooo:rsid="000823d7"/>
    </style:style>
    <style:style style:name="T10" style:family="text">
      <style:text-properties fo:font-weight="normal" officeooo:rsid="0004f82b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4f82b" style:font-style-asian="normal" style:font-style-complex="normal"/>
    </style:style>
    <style:style style:name="T13" style:family="text">
      <style:text-properties fo:font-style="normal" officeooo:rsid="000b86bb" style:font-style-asian="normal" style:font-style-complex="normal"/>
    </style:style>
    <style:style style:name="T14" style:family="text">
      <style:text-properties fo:font-style="normal" fo:font-weight="normal" officeooo:rsid="000b86b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e48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officeooo:rsid="000bcc7b"/>
    </style:style>
    <style:style style:name="T20" style:family="text">
      <style:text-properties officeooo:rsid="000bcc7b"/>
    </style:style>
    <style:style style:name="T21" style:family="text">
      <style:text-properties officeooo:rsid="00126629"/>
    </style:style>
    <style:style style:name="T22" style:family="text">
      <style:text-properties officeooo:rsid="0013ca20"/>
    </style:style>
    <style:style style:name="T23" style:family="text">
      <style:text-properties officeooo:rsid="0015c6d8"/>
    </style:style>
    <style:style style:name="T24" style:family="text">
      <style:text-properties officeooo:rsid="00118ee8"/>
    </style:style>
    <style:style style:name="T25" style:family="text">
      <style:text-properties officeooo:rsid="0026867f"/>
    </style:style>
    <style:style style:name="T26" style:family="text">
      <style:text-properties officeooo:rsid="00164eb4"/>
    </style:style>
    <style:style style:name="T27" style:family="text">
      <style:text-properties officeooo:rsid="00484c89"/>
    </style:style>
    <style:style style:name="T28" style:family="text">
      <style:text-properties officeooo:rsid="002604fc"/>
    </style:style>
    <style:style style:name="T29" style:family="text">
      <style:text-properties officeooo:rsid="003229d4"/>
    </style:style>
    <style:style style:name="T30" style:family="text">
      <style:text-properties officeooo:rsid="0036a5cf"/>
    </style:style>
    <style:style style:name="T31" style:family="text">
      <style:text-properties officeooo:rsid="00338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AMPLE <text:span text:style-name="T1">1</text:span></text:p>
      <text:p text:style-name="P21"/>
      <text:p text:style-name="P5"><text:span text:style-name="T2">Description:</text:span> A <text:span text:style-name="T9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5"/>
      <text:p text:style-name="P27">EXAMPLE <text:span text:style-name="T23">2</text:span></text:p>
      <text:p text:style-name="P26"><text:span text:style-name="T2"/></text:p>
      <text:p text:style-name="P26"><text:span text:style-name="T2">Description:</text:span> A <text:span text:style-name="T9">simple</text:span> sequence of <text:span text:style-name="T24">three</text:span> “<text:span text:style-name="T1">add”</text:span> instruction<text:span text:style-name="T1">s</text:span> with <text:span text:style-name="T24">PIPE</text:span> <text:span text:style-name="T24">EXE data</text:span> hazard.</text:p>
      <text:p text:style-name="P23"/>
      <text:p text:style-name="P23">ADD <text:span text:style-name="T1">r2,r1,r3</text:span></text:p>
      <text:p text:style-name="P23">ADD <text:span text:style-name="T1">r3,r2,r1 //EXE HAZARD</text:span></text:p>
      <text:p text:style-name="P23"><text:span text:style-name="Default_20_Paragraph_20_Font"><text:span text:style-name="T14">ADD </text:span></text:span><text:span text:style-name="Default_20_Paragraph_20_Font"><text:span text:style-name="T15">r1,r3,r2 //EXE HAZARD</text:span></text:span></text:p>
      <text:p text:style-name="P22"><text:span text:style-name="Default_20_Paragraph_20_Font"><text:span text:style-name="T7"/></text:span></text:p>
      <text:p text:style-name="P27">EXAMPLE <text:span text:style-name="T23">3</text:span></text:p>
      <text:p text:style-name="P22"><text:span text:style-name="Default_20_Paragraph_20_Font"><text:span text:style-name="T8"/></text:span></text:p>
      <text:p text:style-name="P26"><text:span text:style-name="T2">Description:</text:span> A <text:span text:style-name="T9">simple</text:span> sequence of <text:span text:style-name="T25">three</text:span> “<text:span text:style-name="T1">add” </text:span>instruction<text:span text:style-name="T1">s</text:span> with <text:span text:style-name="T24">PIPE</text:span> <text:span text:style-name="T26">MEM data</text:span> hazard.</text:p>
      <text:p text:style-name="P23"/>
      <text:p text:style-name="P23">ADD <text:span text:style-name="T1">r2,r1,r3</text:span></text:p>
      <text:p text:style-name="P24">ADD r4,r4,r1</text:p>
      <text:p text:style-name="P23"><text:span text:style-name="Default_20_Paragraph_20_Font"><text:span text:style-name="T14">ADD </text:span></text:span><text:span text:style-name="Default_20_Paragraph_20_Font"><text:span text:style-name="T15">r3,r2,r2 // MEM HAZARD</text:span></text:span></text:p>
      <text:p text:style-name="P27">EXAMPLE <text:span text:style-name="T23">4</text:span></text:p>
      <text:p text:style-name="P22"><text:span text:style-name="Default_20_Paragraph_20_Font"><text:span text:style-name="T8"/></text:span></text:p>
      <text:p text:style-name="P26"><text:span text:style-name="T2">Description:</text:span> A <text:span text:style-name="T9">simple</text:span> sequence of <text:span text:style-name="T27">four</text:span> instruction<text:span text:style-name="T1">s</text:span> with <text:span text:style-name="T28">no data</text:span> hazard.</text:p>
      <text:p text:style-name="P25"/>
      <text:p text:style-name="P30"><text:span text:style-name="T29">LW</text:span> r<text:span text:style-name="T30">1</text:span>,<text:span text:style-name="T29">0(</text:span>r<text:span text:style-name="T30">4)</text:span></text:p>
      <text:p text:style-name="P30"><text:span text:style-name="T29">LW</text:span> r<text:span text:style-name="T30">2</text:span>,<text:span text:style-name="T31">4(</text:span>r<text:span text:style-name="T30">4)</text:span></text:p>
      <text:p text:style-name="P31">ADD r<text:span text:style-name="T30">3</text:span>,r<text:span text:style-name="T30">1</text:span>,r<text:span text:style-name="T30">2</text:span></text:p>
      <text:p text:style-name="P29"><text:span text:style-name="Default_20_Paragraph_20_Font"><text:span text:style-name="T16">SW <text:s/>r</text:span></text:span><text:span text:style-name="Default_20_Paragraph_20_Font"><text:span text:style-name="T17">3</text:span></text:span><text:span text:style-name="Default_20_Paragraph_20_Font"><text:span text:style-name="T16">, 8(r</text:span></text:span><text:span text:style-name="Default_20_Paragraph_20_Font"><text:span text:style-name="T17">4</text:span></text:span><text:span text:style-name="Default_20_Paragraph_20_Font"><text:span text:style-name="T16">)</text:span></text:span></text:p>
      <text:p text:style-name="P22"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6-04T10:07:13.013722639</dc:date>
    <meta:editing-cycles>25</meta:editing-cycles>
    <meta:editing-duration>PT45M58S</meta:editing-duration>
    <meta:document-statistic meta:table-count="0" meta:image-count="0" meta:object-count="0" meta:page-count="1" meta:paragraph-count="23" meta:word-count="94" meta:character-count="571" meta:non-whitespace-character-count="499"/>
    <meta:template xlink:type="simple" xlink:actuate="onRequest" xlink:title="" xlink:href="../5th_fig460_MemEx1/No_Hazards_Exemple.odt/Normal.dotm"/>
  </office:meta>
</office:document-meta>
</file>